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Sans L1" svg:font-family="'Nimbus Sans L'" style:font-family-generic="swiss"/>
    <style:font-face style:name="Nimbus Sans L2" svg:font-family="'Nimbus Sans L'" style:font-adornments="Regular Condensed" style:font-family-generic="swiss"/>
    <style:font-face style:name="HelveticaNeue" svg:font-family="HelveticaNeue" style:font-pitch="variable"/>
    <style:font-face style:name="LiHei Pro" svg:font-family="'LiHei Pro'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margin-left="1.5618in" fo:margin-right="-1.5in" fo:text-align="start" style:justify-single-word="false" fo:text-indent="-0.3118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left="0in" fo:margin-right="0.4366in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Footer">
      <style:text-properties style:font-name="Calibri" fo:font-size="10pt" officeooo:rsid="001cfeb0" officeooo:paragraph-rsid="002aa033" style:font-size-asian="10pt" style:font-size-complex="10pt"/>
    </style:style>
    <style:style style:name="P5" style:family="paragraph" style:parent-style-name="Footer">
      <style:text-properties style:font-name="Calibri" fo:font-size="10pt" officeooo:rsid="001dd9e3" officeooo:paragraph-rsid="004b6e34" style:font-size-asian="10pt" style:font-size-complex="10pt"/>
    </style:style>
    <style:style style:name="P6" style:family="paragraph" style:parent-style-name="Header">
      <style:paragraph-properties fo:margin-left="1.5618in" fo:margin-right="-1.5in" fo:text-align="start" style:justify-single-word="false" fo:text-indent="-0.3118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fo:font-weight="bold" officeooo:rsid="004d2fed" officeooo:paragraph-rsid="004d2fed" style:font-size-asian="10pt" style:font-weight-asian="bold" style:font-size-complex="10pt" style:font-weight-complex="bold"/>
    </style:style>
    <style:style style:name="P7" style:family="paragraph" style:parent-style-name="Header" style:master-page-name="">
      <style:paragraph-properties fo:margin-left="1.5618in" fo:margin-right="-1.5in" fo:text-align="start" style:justify-single-word="false" fo:text-indent="-0.3118in" style:auto-text-indent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Nimbus Sans L" officeooo:rsid="004d2fed" officeooo:paragraph-rsid="004d2fe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10" style:family="paragraph">
      <loext:graphic-properties draw:fill="none" draw:fill-color="#ffffff"/>
      <style:text-properties style:font-name="Arial2" fo:font-size="8pt" style:font-size-asian="8pt" style:font-size-complex="8pt"/>
    </style:style>
    <style:style style:name="P11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 fo:font-weight="bold"/>
    </style:style>
    <style:style style:name="P12" style:family="paragraph">
      <loext:graphic-properties draw:fill="none" draw:fill-color="#ffffff"/>
      <style:text-properties style:font-name="Arial2"/>
    </style:style>
    <style:style style:name="P1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4" style:family="paragraph">
      <loext:graphic-properties draw:fill="none" draw:fill-color="#ffffff"/>
      <style:text-properties style:font-name="Arial2" fo:font-size="10pt" style:font-size-asian="10pt" style:font-size-complex="10pt"/>
    </style:style>
    <style:style style:name="P15" style:family="paragraph">
      <loext:graphic-properties draw:fill="none" draw:fill-color="#ffffff"/>
      <style:text-properties style:text-position="0% 100%" style:font-name="Arial2" fo:font-size="8pt" style:font-size-asian="8pt" style:font-size-complex="8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text-properties style:font-name="LiHei Pro" fo:font-size="72pt" style:font-size-asian="72pt" style:font-size-complex="72pt"/>
    </style:style>
    <style:style style:name="T1" style:family="text">
      <style:text-properties fo:font-variant="small-caps" fo:color="#4c4c4c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variant="small-caps" fo:color="#4c4c4c" fo:font-size="10pt" fo:font-weight="bold" officeooo:rsid="003738ad" style:font-size-asian="10pt" style:font-weight-asian="bold" style:font-size-complex="10pt" style:font-weight-complex="bold"/>
    </style:style>
    <style:style style:name="T3" style:family="text">
      <style:text-properties fo:font-variant="small-caps" fo:color="#4c4c4c" style:font-name="Nimbus Sans L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9e3" style:font-weight-asian="bold" style:font-weight-complex="bold"/>
    </style:style>
    <style:style style:name="T6" style:family="text">
      <style:text-properties officeooo:rsid="003538b2"/>
    </style:style>
    <style:style style:name="T7" style:family="text">
      <style:text-properties officeooo:rsid="0043c1f7"/>
    </style:style>
    <style:style style:name="T8" style:family="text">
      <style:text-properties officeooo:rsid="004b6e34"/>
    </style:style>
    <style:style style:name="T9" style:family="text">
      <style:text-properties officeooo:rsid="004d2fed"/>
    </style:style>
    <style:style style:name="T10" style:family="text">
      <style:text-properties style:font-name="Arial2" fo:font-size="8pt" style:font-size-asian="8pt" style:font-size-complex="8pt"/>
    </style:style>
    <style:style style:name="T11" style:family="text">
      <style:text-properties style:font-name="Arial2"/>
    </style:style>
    <style:style style:name="T12" style:family="text">
      <style:text-properties style:font-name="Arial2" fo:font-size="10pt" style:font-size-asian="10pt" style:font-size-complex="10pt"/>
    </style:style>
    <style:style style:name="T13" style:family="text">
      <style:text-properties style:text-position="0% 100%" style:font-name="Arial2" fo:font-size="8pt" style:font-size-asian="8pt" style:font-size-complex="8pt"/>
    </style:style>
    <style:style style:name="T1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Hei Pro" fo:font-size="72pt" style:font-size-asian="72pt" style:font-size-complex="72pt"/>
    </style: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dash" draw:stroke-dash="Fine_20_Dashed"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33333" draw:fill="none" draw:fill-color="#ffffff" fo:min-height="0.479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33333" draw:fill="none" draw:fill-color="#ffffff" fo:min-height="0.383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33333" draw:fill="none" draw:fill-color="#ffffff" fo:min-height="0.283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33333" draw:fill="none" draw:fill-color="#ffffff" fo:min-height="0.2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3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333333" draw:fill="none" draw:fill-color="#ffffff" fo:min-height="0.273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cccccc" draw:marker-start-width="0.1689in" draw:marker-end-width="0.1689in" draw:fill="none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929in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f_numbe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mber_typ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" svg:x1="0.0083in" svg:y1="8.0961in" svg:x2="8.2665in" svg:y2="8.0961in">
        <text:p/>
      </draw:line>
      <draw:control text:anchor-type="page" text:anchor-page-number="1" draw:z-index="1" draw:style-name="gr2" draw:text-style-name="P9" svg:width="1.7713in" svg:height="0.2642in" svg:x="2.9335in" svg:y="8.9492in" draw:control="control1"/>
      <draw:line text:anchor-type="page" text:anchor-page-number="1" draw:z-index="2" draw:style-name="gr3" draw:text-style-name="P8" svg:x1="0.0083in" svg:y1="7.6854in" svg:x2="8.2665in" svg:y2="7.6854in">
        <text:p/>
      </draw:line>
      <draw:control text:anchor-type="page" text:anchor-page-number="1" draw:z-index="3" draw:style-name="gr2" draw:text-style-name="P9" svg:width="3.7433in" svg:height="0.2642in" svg:x="1.0835in" svg:y="9.389in" draw:control="control2"/>
      <draw:line text:anchor-type="page" text:anchor-page-number="1" draw:z-index="4" draw:style-name="gr1" draw:text-style-name="P8" svg:x1="5.0181in" svg:y1="7.6835in" svg:x2="5.0181in" svg:y2="10.2091in">
        <text:p/>
      </draw:line>
      <draw:line text:anchor-type="page" text:anchor-page-number="1" draw:z-index="5" draw:style-name="gr1" draw:text-style-name="P8" svg:x1="0.0083in" svg:y1="10.2091in" svg:x2="8.2665in" svg:y2="10.2091in">
        <text:p/>
      </draw:line>
      <draw:frame text:anchor-type="page" text:anchor-page-number="1" draw:z-index="6" draw:style-name="gr4" draw:text-style-name="P10" svg:width="1.3697in" svg:height="0.4803in" svg:x="0.0929in" svg:y="7.7071in">
        <draw:text-box>
          <text:p><text:span text:style-name="T10">Recipient account nro.</text:span></text:p>
          <text:p><text:span text:style-name="T10">Saajan tilinumero</text:span></text:p>
          <text:p><text:span text:style-name="T10">Mottagarens Kont nr.</text:span></text:p>
        </draw:text-box>
      </draw:frame>
      <draw:line text:anchor-type="page" text:anchor-page-number="1" draw:z-index="7" draw:style-name="gr1" draw:text-style-name="P8" svg:x1="5.0146in" svg:y1="9.6937in" svg:x2="8.2665in" svg:y2="9.6937in">
        <text:p/>
      </draw:line>
      <draw:line text:anchor-type="page" text:anchor-page-number="1" draw:z-index="8" draw:style-name="gr1" draw:text-style-name="P8" svg:x1="5.0146in" svg:y1="9.1933in" svg:x2="8.2665in" svg:y2="9.1933in">
        <text:p/>
      </draw:line>
      <draw:line text:anchor-type="page" text:anchor-page-number="1" draw:z-index="9" draw:style-name="gr1" draw:text-style-name="P8" svg:x1="6.9866in" svg:y1="7.6925in" svg:x2="6.9866in" svg:y2="8.0941in">
        <text:p/>
      </draw:line>
      <draw:frame text:anchor-type="page" text:anchor-page-number="1" draw:z-index="10" draw:style-name="gr5" draw:text-style-name="P10" svg:width="0.6823in" svg:height="0.3843in" svg:x="5.0665in" svg:y="9.2327in">
        <draw:text-box>
          <text:p><text:span text:style-name="T10">Reference</text:span></text:p>
          <text:p><text:span text:style-name="T10">Viite</text:span></text:p>
          <text:p><text:span text:style-name="T10">Ref</text:span></text:p>
        </draw:text-box>
      </draw:frame>
      <draw:frame text:anchor-type="page" text:anchor-page-number="1" draw:z-index="11" draw:style-name="gr5" draw:text-style-name="P10" svg:width="0.6098in" svg:height="0.3843in" svg:x="5.0665in" svg:y="9.7425in">
        <draw:text-box>
          <text:p><text:span text:style-name="T10">Due date</text:span></text:p>
          <text:p><text:span text:style-name="T10">Eräpäivä</text:span></text:p>
          <text:p><text:span text:style-name="T10">Förf.dag</text:span></text:p>
        </draw:text-box>
      </draw:frame>
      <draw:frame text:anchor-type="page" text:anchor-page-number="1" draw:z-index="12" draw:style-name="gr6" draw:text-style-name="P10" svg:width="0.3433in" svg:height="0.2835in" svg:x="7.0591in" svg:y="9.8146in">
        <draw:text-box>
          <text:p><text:span text:style-name="T10">Euro</text:span></text:p>
        </draw:text-box>
      </draw:frame>
      <draw:control text:anchor-type="page" text:anchor-page-number="1" draw:z-index="13" draw:style-name="gr2" draw:text-style-name="P11" svg:width="2.1189in" svg:height="0.2642in" svg:x="5.7484in" svg:y="9.2953in" draw:control="control3"/>
      <draw:frame text:anchor-type="page" text:anchor-page-number="1" draw:z-index="14" draw:style-name="gr7" draw:text-style-name="P12" svg:width="0.9307in" svg:height="0.3843in" svg:x="7.2028in" svg:y="7.8063in">
        <draw:text-box>
          <text:p><text:span text:style-name="T11">YOUR BIC</text:span></text:p>
          <text:p><text:span text:style-name="T11"/></text:p>
        </draw:text-box>
      </draw:frame>
      <draw:control text:anchor-type="page" text:anchor-page-number="1" draw:z-index="15" draw:style-name="gr2" draw:text-style-name="P13" svg:width="1.7713in" svg:height="0.2642in" svg:x="1.0835in" svg:y="9.7953in" draw:control="control4"/>
      <draw:control text:anchor-type="page" text:anchor-page-number="1" draw:z-index="16" draw:style-name="gr2" draw:text-style-name="P9" svg:width="1.7713in" svg:height="0.2642in" svg:x="1.0835in" svg:y="8.9492in" draw:control="control5"/>
      <draw:control text:anchor-type="page" text:anchor-page-number="1" draw:z-index="17" draw:style-name="gr2" draw:text-style-name="P13" svg:width="0.4996in" svg:height="0.2642in" svg:x="7.5193in" svg:y="9.8083in" draw:control="control6"/>
      <draw:line text:anchor-type="page" text:anchor-page-number="1" draw:z-index="18" draw:style-name="gr1" draw:text-style-name="P8" svg:x1="0.0083in" svg:y1="8.6307in" svg:x2="5.0146in" svg:y2="8.6307in">
        <text:p/>
      </draw:line>
      <draw:frame text:anchor-type="page" text:anchor-page-number="1" draw:z-index="19" draw:style-name="gr4" draw:text-style-name="P10" svg:width="1.3697in" svg:height="0.4803in" svg:x="0.0929in" svg:y="8.1756in">
        <draw:text-box>
          <text:p><text:span text:style-name="T10">Recipient</text:span></text:p>
          <text:p><text:span text:style-name="T10">Saaja</text:span></text:p>
          <text:p><text:span text:style-name="T10">Mottagare</text:span></text:p>
        </draw:text-box>
      </draw:frame>
      <draw:frame text:anchor-type="page" text:anchor-page-number="1" draw:z-index="20" draw:style-name="gr8" draw:text-style-name="P14" svg:width="3.8752in" svg:height="0.4803in" svg:x="1.0417in" svg:y="8.1272in">
        <draw:text-box>
          <text:p><text:span text:style-name="T12"/></text:p>
          <text:p><text:span text:style-name="T12">YOUR CLUB</text:span></text:p>
          <text:p><text:span text:style-name="T12"/></text:p>
        </draw:text-box>
      </draw:frame>
      <draw:frame text:anchor-type="page" text:anchor-page-number="1" draw:z-index="21" draw:style-name="gr4" draw:text-style-name="P10" svg:width="0.8043in" svg:height="0.4803in" svg:x="0.0929in" svg:y="8.8882in">
        <draw:text-box>
          <text:p><text:span text:style-name="T10">Name</text:span></text:p>
          <text:p><text:span text:style-name="T10">Nimi</text:span></text:p>
          <text:p><text:span text:style-name="T10">Namn</text:span></text:p>
        </draw:text-box>
      </draw:frame>
      <draw:frame text:anchor-type="page" text:anchor-page-number="1" draw:z-index="22" draw:style-name="gr9" draw:text-style-name="P10" svg:width="1.087in" svg:height="0.2059in" svg:x="0.0929in" svg:y="9.4693in">
        <draw:text-box>
          <text:p><text:span text:style-name="T10">email</text:span></text:p>
        </draw:text-box>
      </draw:frame>
      <draw:frame text:anchor-type="page" text:anchor-page-number="1" draw:z-index="23" draw:style-name="gr4" draw:text-style-name="P10" svg:width="1.0531in" svg:height="0.4803in" svg:x="0.0929in" svg:y="9.7319in">
        <draw:text-box>
          <text:p><text:span text:style-name="T10">Membership type</text:span></text:p>
          <text:p><text:span text:style-name="T10">Jäsennys</text:span></text:p>
          <text:p><text:span text:style-name="T10">Medlemskap</text:span></text:p>
        </draw:text-box>
      </draw:frame>
      <draw:frame text:anchor-type="page" text:anchor-page-number="1" draw:z-index="24" draw:style-name="gr7" draw:text-style-name="P12" svg:width="1.6913in" svg:height="0.3843in" svg:x="5.198in" svg:y="7.8035in">
        <draw:text-box>
          <text:p><text:span text:style-name="T11">YOUR IBAN</text:span></text:p>
          <text:p><text:span text:style-name="T11"/></text:p>
        </draw:text-box>
      </draw:frame>
      <draw:frame text:anchor-type="page" text:anchor-page-number="1" draw:z-index="25" draw:style-name="gr10" draw:text-style-name="P12" svg:width="1.1421in" svg:height="0.2331in" svg:x="5.6984in" svg:y="9.8591in">
        <draw:text-box>
          <text:p><text:span text:style-name="T11">15.12.2015</text:span></text:p>
        </draw:text-box>
      </draw:frame>
      <draw:frame text:anchor-type="page" text:anchor-page-number="1" draw:z-index="26" draw:style-name="gr11" draw:text-style-name="P15" svg:width="0.5386in" svg:height="0.274in" svg:x="7.0307in" svg:y="7.698in">
        <draw:text-box>
          <text:p><text:span text:style-name="T13">BIC</text:span></text:p>
        </draw:text-box>
      </draw:frame>
      <draw:frame text:anchor-type="page" text:anchor-page-number="1" draw:z-index="27" draw:style-name="gr11" draw:text-style-name="P15" svg:width="0.5386in" svg:height="0.274in" svg:x="5.0516in" svg:y="7.6854in">
        <draw:text-box>
          <text:p><text:span text:style-name="T13">IBAN</text:span></text:p>
        </draw:text-box>
      </draw:frame>
      <draw:frame text:anchor-type="page" text:anchor-page-number="1" draw:z-index="30" draw:style-name="gr7" draw:text-style-name="P12" svg:width="3.7894in" svg:height="0.3843in" svg:x="1.2283in" svg:y="7.8028in">
        <draw:text-box>
          <text:p><text:span text:style-name="T11">YOU BANK ACCOUNT REFERENCE</text:span></text:p>
          <text:p><text:span text:style-name="T11"/></text:p>
        </draw:text-box>
      </draw:frame>
      <draw:frame text:anchor-type="page" text:anchor-page-number="1" draw:z-index="31" draw:style-name="gr7" draw:text-style-name="P12" svg:width="1.6913in" svg:height="0.3843in" svg:x="5.198in" svg:y="8.289in">
        <draw:text-box>
          <text:p><text:span text:style-name="T11">YOUR INFO</text:span></text:p>
          <text:p><text:span text:style-name="T11"/></text:p>
        </draw:text-box>
      </draw:frame>
      <draw:frame text:anchor-type="page" text:anchor-page-number="1" draw:z-index="32" draw:style-name="gr11" draw:text-style-name="P15" svg:width="0.5386in" svg:height="0.274in" svg:x="5.0516in" svg:y="8.1126in">
        <draw:text-box>
          <text:p><text:span text:style-name="T13">INFO</text:span></text:p>
        </draw:text-box>
      </draw:frame>
      <text:p text:style-name="Standard"/>
      <text:p text:style-name="Standard"/>
      <text:p text:style-name="Standard"/>
      <text:p text:style-name="Standard"/>
      <text:p text:style-name="P3"><text:date style:data-style-name="N76" text:date-value="2017-04-30T11:52:30.174810877">April 30, 2017</text:date></text:p>
      <text:p text:style-name="P3"/>
      <text:p text:style-name="P3"/>
      <text:p text:style-name="P3"/>
      <text:p text:style-name="P3">Dear <text:span text:style-name="T9">John Doe</text:span>, </text:p>
      <text:p text:style-name="P3"/>
      <text:p text:style-name="P3"/>
      <text:p text:style-name="P3"/>
      <text:p text:style-name="P3">Please find the invoice for your membership contribution <text:span text:style-name="T7">to the club</text:span> for <text:date style:data-style-name="N121" text:date-value="2017-04-30T11:52:30.178711605">2017</text:date> <text:span text:style-name="T7">below</text:span>.</text:p>
      <text:p text:style-name="P3"/>
      <text:p text:style-name="P3"/>
      <text:p text:style-name="P3"/>
      <text:p text:style-name="P3"><text:tab/><text:span text:style-name="T6">Thank you for your support!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webpage <text:s text:c="5"/></text:span>http://<text:span text:style-name="T9">club.com</text:span></text:p>
      <text:p text:style-name="P5"><draw:frame text:anchor-type="paragraph" draw:z-index="29" draw:style-name="gr13" draw:text-style-name="P17" svg:width="1.6043in" svg:height="0.1705in" svg:x="-0.078in" svg:y="3.2102in"><draw:text-box><text:p><text:span text:style-name="T14">Barcode for ebanking</text:span></text:p></draw:text-box></draw:frame><draw:rect text:anchor-type="paragraph" draw:z-index="28" draw:style-name="gr12" draw:text-style-name="P16" svg:width="4.9571in" svg:height="1.0122in" svg:x="-0.5382in" svg:y="3.3839in"><text:p/></draw:rect><text:span text:style-name="T4">facebook</text:span> <text:s text:c="5"/>https://www.facebook.com/<text:span text:style-name="T9">cl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Sans L1" svg:font-family="'Nimbus Sans L'" style:font-family-generic="swiss"/>
    <style:font-face style:name="Nimbus Sans L2" svg:font-family="'Nimbus Sans L'" style:font-adornments="Regular Condensed" style:font-family-generic="swiss"/>
    <style:font-face style:name="HelveticaNeue" svg:font-family="HelveticaNeue" style:font-pitch="variable"/>
    <style:font-face style:name="LiHei Pro" svg:font-family="'LiHei Pro'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1.5618in" fo:margin-right="-1.5in" fo:text-align="start" style:justify-single-word="false" fo:text-indent="-0.3118in" style:auto-text-indent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Nimbus Sans L" officeooo:rsid="004d2fed" officeooo:paragraph-rsid="004d2fed"/>
    </style:style>
    <style:style style:name="MP2" style:family="paragraph">
      <loext:graphic-properties draw:fill="none" draw:fill-color="#ffffff"/>
      <style:text-properties style:font-name="LiHei Pro" fo:font-size="72pt" style:font-size-asian="72pt" style:font-size-complex="72pt"/>
    </style:style>
    <style:style style:name="MP3" style:family="paragraph" style:parent-style-name="Header">
      <style:paragraph-properties fo:margin-left="1.5618in" fo:margin-right="-1.5in" fo:text-align="start" style:justify-single-word="false" fo:text-indent="-0.3118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fo:font-weight="bold" officeooo:rsid="004d2fed" officeooo:paragraph-rsid="004d2fed" style:font-size-asian="10pt" style:font-weight-asian="bold" style:font-size-complex="10pt" style:font-weight-complex="bold"/>
    </style:style>
    <style:style style:name="MP4" style:family="paragraph" style:parent-style-name="Header">
      <style:paragraph-properties fo:margin-left="1.5618in" fo:margin-right="-1.5in" fo:text-align="start" style:justify-single-word="false" fo:text-indent="-0.3118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margin-left="0in" fo:margin-right="0.4366in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4c4c4c" style:font-name="Nimbus Sans L" fo:font-size="10pt" style:font-size-asian="10pt" style:font-size-complex="10pt"/>
    </style:style>
    <style:style style:name="MT1" style:family="text">
      <style:text-properties style:font-name="LiHei Pro" fo:font-size="72pt" style:font-size-asian="72pt" style:font-size-complex="72pt"/>
    </style:style>
    <style:style style:name="MT2" style:family="text">
      <style:text-properties fo:font-variant="small-caps" fo:color="#4c4c4c" fo:font-size="10pt" fo:font-weight="bold" style:font-size-asian="10pt" style:font-weight-asian="bold" style:font-size-complex="10pt" style:font-weight-complex="bold"/>
    </style:style>
    <style:style style:name="MT3" style:family="text">
      <style:text-properties officeooo:rsid="004d2fed"/>
    </style:style>
    <style:style style:name="Mgr1" style:family="graphic">
      <style:graphic-properties draw:stroke="none" svg:stroke-color="#000000" draw:fill="none" draw:fill-color="#ffffff" fo:min-height="0.8929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701in" fo:page-height="11.6902in" style:num-format="1" style:print-orientation="portrait" fo:margin-top="0.7874in" fo:margin-bottom="0.1598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1.0083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3" draw:name="Shape1" draw:style-name="Mgr1" draw:text-style-name="MP2" svg:width="0.7961in" svg:height="1.0016in" svg:x="0.2972in" svg:y="-0.2035in"><draw:text-box><text:p><text:span text:style-name="MT1">Ӂ</text:span></text:p></draw:text-box></draw:frame><text:span text:style-name="MT2">CLUB ALPHA BETA OMEGA</text:span></text:p>
        <text:p text:style-name="MP3">KLUB ALFA BETA OMEGA</text:p>
        <text:p text:style-name="MP4"><text:span text:style-name="MT3">CLUBE ALPHA BÊTA ÔMEGA</text:span> </text:p>
        <text:p text:style-name="MP5"><text:s/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12T14:44:07.306534055</meta:creation-date>
    <dc:date>2017-04-30T11:52:09.450520346</dc:date>
    <meta:editing-duration>P1DT10H36M37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1" meta:character-count="277" meta:non-whitespace-character-count="231"/>
  </office:meta>
</office:document-meta>
</file>